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" svg:font-family="Lato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bold" fo:background-color="#cc9966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fo:background-color="#99cc99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fo:background-color="#ffffcc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fo:background-color="transparent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background-color="#cccc99" style:font-style-asian="normal" style:font-style-complex="normal"/>
    </style:style>
    <style:style style:name="P13" style:family="paragraph" style:parent-style-name="Standard">
      <style:text-properties fo:font-style="normal" style:text-underline-style="none" fo:font-weight="normal" fo:background-color="#cccc99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fo:background-color="#cccc99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use-window-font-color="true" fo:font-style="normal" fo:font-weight="bold" fo:background-color="#ffffcc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fo:background-color="#ccffcc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bold" fo:background-color="transparent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fo:font-weight="bold" fo:background-color="#ccffcc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language="en" fo:country="US" fo:font-weight="bold" style:font-weight-asian="bold" style:font-weight-complex="bold"/>
    </style:style>
    <style:style style:name="P26" style:family="paragraph" style:parent-style-name="Standard">
      <style:text-properties fo:language="en" fo:country="US" fo:font-weight="normal" style:font-weight-asian="normal" style:font-weight-complex="normal"/>
    </style:style>
    <style:style style:name="P27" style:family="paragraph" style:parent-style-name="Standard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font-style="italic" fo:font-weight="normal" fo:background-color="transparent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background-color="#cccc99" style:font-style-asian="normal" style:font-style-complex="normal"/>
    </style:style>
    <style:style style:name="T3" style:family="text">
      <style:text-properties fo:font-style="normal" style:text-underline-style="none" fo:font-weight="normal" fo:background-color="#cccc99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fo:background-color="#ccffff" style:font-style-asian="normal" style:font-weight-asian="bold" style:font-style-complex="normal" style:font-weight-complex="bold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weight="bold" fo:background-color="transparent" style:font-weight-asian="bold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normal" style:font-weight-asian="normal" style:font-weight-complex="normal"/>
    </style:style>
    <style:style style:name="T11" style:family="text">
      <style:text-properties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T12" style:family="text">
      <style:text-properties fo:language="en" fo:country="US" fo:font-style="normal" fo:background-color="transparent" style:font-style-asian="normal" style:font-style-complex="normal"/>
    </style:style>
    <style:style style:name="T13" style:family="text">
      <style:text-properties fo:language="en" fo:country="US" fo:font-style="normal" fo:font-weight="bold" fo:background-color="#ffcccc" style:font-style-asian="normal" style:font-weight-asian="bold" style:font-style-complex="normal" style:font-weight-complex="bold"/>
    </style:style>
    <style:style style:name="T14" style:family="text">
      <style:text-properties fo:language="en" fo:country="US" fo:font-style="normal" style:text-underline-style="none" style:font-style-asian="normal" style:font-style-complex="normal"/>
    </style:style>
    <style:style style:name="T15" style:family="text">
      <style:text-properties fo:language="en" fo:country="US"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language="en" fo:country="US" fo:font-style="normal" style:text-underline-style="solid" style:text-underline-width="auto" style:text-underline-color="font-color" style:font-style-asian="normal" style:font-style-complex="normal"/>
    </style:style>
    <style:style style:name="T17" style:family="text">
      <style:text-properties fo:language="en" fo:country="US" fo:font-weight="bold" style:font-weight-asian="bold" style:font-weight-complex="bold"/>
    </style:style>
    <style:style style:name="T18" style:family="text">
      <style:text-properties fo:language="en" fo:country="US" fo:background-color="#ff8080"/>
    </style:style>
    <style:style style:name="T19" style:family="text">
      <style:text-properties fo:language="en" fo:country="US" fo:background-color="#ccffcc"/>
    </style:style>
    <style:style style:name="T20" style:family="text">
      <style:text-properties fo:language="en" fo:country="US" style:text-underline-style="solid" style:text-underline-width="auto" style:text-underline-color="font-color"/>
    </style:style>
    <style:style style:name="T21" style:family="text">
      <style:text-properties style:use-window-font-color="true" fo:language="en" fo:country="US" fo:background-color="#ff8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Sensitive Data Analysis in a Fictional Organization</text:p>
      <text:p text:style-name="P3"/>
      <text:p text:style-name="P3"/>
      <text:p text:style-name="P3"/>
      <text:p text:style-name="P2"/>
      <text:p text:style-name="P4">Identification and Classification of Sensitive Data</text:p>
      <text:p text:style-name="Standard"/>
      <text:p text:style-name="Standard"><text:span text:style-name="T8">Human Resources:</text:span><text:line-break/><text:span text:style-name="T2">Personally Identifiable Information (PII)</text:span></text:p>
      <text:p text:style-name="Standard"><text:tab/>Names, addresses, social security numbers</text:p>
      <text:p text:style-name="Standard"><text:tab/>Date of birth, phone numbers, email addresses</text:p>
      <text:p text:style-name="P5"/>
      <text:p text:style-name="P5">Finance:</text:p>
      <text:p text:style-name="P12">Financial Information</text:p>
      <text:p text:style-name="Standard"><text:tab/>Credit card numbers, bank account details</text:p>
      <text:p text:style-name="Standard"><text:tab/>Financial statements, tax information</text:p>
      <text:p text:style-name="P5"/>
      <text:p text:style-name="P5">Research and Development:</text:p>
      <text:p text:style-name="P13">Intellectual Property (IP)</text:p>
      <text:p text:style-name="P6"><text:tab/>Trade secrets, product designs</text:p>
      <text:p text:style-name="P6"><text:tab/>Source code, research data</text:p>
      <text:p text:style-name="P5"/>
      <text:p text:style-name="P5">Customer Support:<text:line-break/><text:span text:style-name="T3">Business-Sensitive Information</text:span></text:p>
      <text:p text:style-name="P18"><text:tab/>Customer lists, pricing information</text:p>
      <text:p text:style-name="P25"/>
      <text:p text:style-name="P5">Sales and Marketing:</text:p>
      <text:p text:style-name="P15">Business-Sensitive Information</text:p>
      <text:p text:style-name="P5"><text:tab/><text:span text:style-name="T1">Strategic plans</text:span></text:p>
      <text:p text:style-name="P5"/>
      <text:p text:style-name="P26">------------------------------------------------------------------------------------------------------------------------</text:p>
      <text:p text:style-name="P5"><text:line-break/>5 types of sensitive data:</text:p>
      <text:p text:style-name="P5"/>
      <text:p text:style-name="P8"><text:span text:style-name="T9">---&gt; </text:span>Human Resources <text:span text:style-name="T9">(Data Sensitivity Level - High)</text:span></text:p>
      <text:p text:style-name="P7"><text:span text:style-name="T10"><text:tab/></text:span><text:span text:style-name="T1">Personally Identifiable Information (PII)</text:span></text:p>
      <text:p text:style-name="P14"><text:tab/>Employment and Compensation Data</text:p>
      <text:p text:style-name="P14"><text:tab/>Health and Medical Information (PHI)</text:p>
      <text:p text:style-name="P14"><text:tab/>Performance and Disciplinary Records</text:p>
      <text:p text:style-name="P14"><text:tab/>Background Checks and Sensitive Legal Documents</text:p>
      <text:p text:style-name="P27"/>
      <text:p text:style-name="P8"><text:span text:style-name="T9">---&gt; </text:span>Financ<text:span text:style-name="T9">e (Data Sensitivity Level - High)</text:span></text:p>
      <text:p text:style-name="P14"><text:tab/>Financial Records and Transactions</text:p>
      <text:p text:style-name="P14"><text:tab/>Banking and Payment Information</text:p>
      <text:p text:style-name="P14"><text:tab/>Payroll and Compensation Data</text:p>
      <text:p text:style-name="P14"><text:tab/>Tax Records and Compliance Data</text:p>
      <text:p text:style-name="P14"><text:tab/>Budgeting and Strategic Financial Plans</text:p>
      <text:p text:style-name="P28"/>
      <text:p text:style-name="P28"/>
      <text:p text:style-name="P28"/>
      <text:p text:style-name="P28"><text:soft-page-break/></text:p>
      <text:p text:style-name="P8"><text:span text:style-name="T9">---&gt; </text:span>Research and Development <text:span text:style-name="T9">(Data Sensitivity Level - High)</text:span></text:p>
      <text:p text:style-name="P14"><text:tab/>Trade Secrets</text:p>
      <text:p text:style-name="P14"><text:tab/>Product Designs and Prototypes</text:p>
      <text:p text:style-name="P14"><text:tab/>Source Code and Software Architecture</text:p>
      <text:p text:style-name="P14"><text:tab/>Research Data and Experimental Results</text:p>
      <text:p text:style-name="P14"><text:tab/>Intellectual Property (IP)</text:p>
      <text:p text:style-name="P27"/>
      <text:p text:style-name="P9"><text:span text:style-name="T9">---&gt; </text:span>Customer Support <text:span text:style-name="T9">(Data Sensitivity Level - Medium)</text:span></text:p>
      <text:p text:style-name="P14"><text:tab/>Personally Identifiable Information (PII)</text:p>
      <text:p text:style-name="P14"><text:tab/>Customer Account and Transaction Data</text:p>
      <text:p text:style-name="P14"><text:tab/>Communication Records</text:p>
      <text:p text:style-name="P14"><text:tab/>Login and Access Data</text:p>
      <text:p text:style-name="P14"><text:tab/>Feedback and Complaint Details</text:p>
      <text:p text:style-name="P27"/>
      <text:p text:style-name="P9"><text:span text:style-name="T9">---&gt; </text:span>Sales and Marketing <text:span text:style-name="T9">(Data Sensitivity Level - Medium)</text:span></text:p>
      <text:p text:style-name="P14"><text:tab/>Customer and Prospect Data</text:p>
      <text:p text:style-name="P14"><text:tab/>Sales Performance and Revenue Data</text:p>
      <text:p text:style-name="P14"><text:tab/>Pricing and Discount Information</text:p>
      <text:p text:style-name="P14"><text:tab/>Marketing Campaign Analytics</text:p>
      <text:p text:style-name="P14"><text:tab/>Competitive and Market Intelligence</text:p>
      <text:p text:style-name="P14"/>
      <text:p text:style-name="P22">Data Flows and Risk Points</text:p>
      <text:p text:style-name="P14"/>
      <text:p text:style-name="P17">Key Business Processes</text:p>
      <text:p text:style-name="P14"/>
      <text:p text:style-name="P14">TechCorp Inc. follows a streamlined approach to software development, ensuring every project moves through several key stages to guarantee quality and efficiency.</text:p>
      <text:p text:style-name="P14"/>
      <text:p text:style-name="P14">The main business processes include:</text:p>
      <text:p text:style-name="P14">Client Onboarding <text:span text:style-name="T9">→ </text:span>Agile Development Cycle <text:span text:style-name="T9">→ </text:span>Quality Assurance (QA) <text:span text:style-name="T9">→ </text:span>Client Feedback and Support</text:p>
      <text:p text:style-name="P14"/>
      <text:p text:style-name="P10">IT Infrastructure</text:p>
      <text:p text:style-name="P10"/>
      <text:p text:style-name="P16">TechCorp Inc.'s IT infrastructure is built to support seamless collaboration,</text:p>
      <text:p text:style-name="P16">development, and deployment of software solutions.</text:p>
      <text:p text:style-name="P16"/>
      <text:p text:style-name="P11"><text:span text:style-name="T1">The infrastructure includes</text:span>:</text:p>
      <text:p text:style-name="P16">Cloud Services <text:span text:style-name="T9">→ </text:span>Development Platforms <text:span text:style-name="T9">→ </text:span>Network Security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text:line-break/> <text:s text:c="21"/>+----------------------+</text:p>
      <text:p text:style-name="P16"><text:s text:c="22"/>| <text:s text:c="2"/>Human Resources <text:s text:c="3"/>|</text:p>
      <text:p text:style-name="P16"><text:s text:c="22"/>+----------------------+</text:p>
      <text:p text:style-name="P16"><text:s text:c="25"/>| <text:s text:c="13"/>|</text:p>
      <text:p text:style-name="P16"><text:s text:c="9"/>(Payroll, Hiring Info) <text:s text:c="4"/>(New Hire Info)</text:p>
      <text:p text:style-name="P16"><text:s text:c="25"/>| <text:s text:c="13"/>|</text:p>
      <text:p text:style-name="P16"><text:s text:c="25"/>v <text:s text:c="13"/>v</text:p>
      <text:p text:style-name="P16"><text:s text:c="18"/>+--------------+ <text:s text:c="3"/>+----------------------+</text:p>
      <text:p text:style-name="P16"><text:s text:c="18"/>| <text:s text:c="2"/>Finance <text:s text:c="3"/>| <text:s text:c="3"/>| <text:s/>Sales &amp; Marketing <text:s text:c="2"/>|</text:p>
      <text:p text:style-name="P16"><text:s text:c="18"/>+--------------+ <text:s text:c="3"/>+----------------------+</text:p>
      <text:p text:style-name="P16"><text:s text:c="25"/>| <text:s text:c="18"/>|</text:p>
      <text:p text:style-name="P16"><text:s text:c="14"/>(Budget, Salary Reports) <text:s text:c="6"/>|</text:p>
      <text:p text:style-name="P16"><text:s text:c="25"/>| <text:s text:c="18"/>v</text:p>
      <text:p text:style-name="P16"><text:s text:c="25"/>v <text:s text:c="10"/>(Customer Data, Trends)</text:p>
      <text:p text:style-name="P16"><text:s text:c="14"/>+----------------+ <text:s text:c="4"/>+----------------------+</text:p>
      <text:p text:style-name="P16"><text:s text:c="14"/>| <text:s text:c="5"/>R&amp;D <text:s text:c="6"/>|&lt;----| <text:s/>Customer Support <text:s text:c="4"/>|</text:p>
      <text:p text:style-name="P16"><text:s text:c="14"/>+----------------+ <text:s text:c="4"/>+----------------------+</text:p>
      <text:p text:style-name="P16"><text:s text:c="25"/>^</text:p>
      <text:p text:style-name="P16"><text:s text:c="12"/>(Product Feedback, Issues)</text:p>
      <text:p text:style-name="P16"><text:s text:c="25"/>|</text:p>
      <text:p text:style-name="P16"><text:s text:c="25"/>|</text:p>
      <text:p text:style-name="P16"><text:s text:c="19"/>+----------------------+</text:p>
      <text:p text:style-name="P16"><text:s text:c="19"/>| <text:s/>Customer Support <text:s text:c="3"/>|</text:p>
      <text:p text:style-name="P16"><text:s text:c="19"/>+----------------------+</text:p>
      <text:p text:style-name="Standard"><text:span text:style-name="T5"><text:line-break/></text:span><text:span text:style-name="T6">Internal Communication Channels</text:span></text:p>
      <text:p text:style-name="Standard"><text:span text:style-name="T5"><text:line-break/></text:span><text:span text:style-name="T11">- </text:span><text:span text:style-name="T5">Email<text:line-break/></text:span><text:span text:style-name="T11">- </text:span><text:span text:style-name="T5">Instant Messaging &amp; Chat Tools </text:span><text:span text:style-name="T11">(</text:span><text:span text:style-name="Strong_20_Emphasis"><text:span text:style-name="T10">Slack</text:span></text:span><text:span text:style-name="T10">, </text:span><text:span text:style-name="Strong_20_Emphasis"><text:span text:style-name="T10">Microsoft Teams</text:span></text:span><text:span text:style-name="T10">, </text:span><text:span text:style-name="Strong_20_Emphasis"><text:span text:style-name="T10">Google Chat</text:span></text:span><text:span text:style-name="T11">)</text:span></text:p>
      <text:p text:style-name="P30"><text:span text:style-name="T12">- Project Management Platforms (Asana, Trello, Jira, Notion, or ClickUp)</text:span></text:p>
      <text:p text:style-name="Standard"><text:span text:style-name="T11">- Video Conferencing &amp; Meetings (</text:span><text:span text:style-name="Strong_20_Emphasis"><text:span text:style-name="T11">Zoom</text:span></text:span><text:span text:style-name="T11">, </text:span><text:span text:style-name="Strong_20_Emphasis"><text:span text:style-name="T11">Microsoft Teams</text:span></text:span><text:span text:style-name="T11">, </text:span><text:span text:style-name="Strong_20_Emphasis"><text:span text:style-name="T11">Google Meet</text:span></text:span><text:span text:style-name="T11">)</text:span></text:p>
      <text:p text:style-name="Standard"><text:span text:style-name="T11"><text:line-break/></text:span><text:span text:style-name="T13">External Communication</text:span></text:p>
      <text:p text:style-name="Standard"><text:span text:style-name="T13"/></text:p>
      <text:p text:style-name="P16"><text:span text:style-name="T9">- Email</text:span></text:p>
      <text:p text:style-name="P16"><text:span text:style-name="T9">- Telephone</text:span></text:p>
      <text:p text:style-name="P16"><text:span text:style-name="T9">- Company Website</text:span></text:p>
      <text:p text:style-name="P16"><text:span text:style-name="T9">- Social Media Platforms</text:span></text:p>
      <text:p text:style-name="P16"><text:span text:style-name="T9"/></text:p>
      <text:p text:style-name="P24"><text:span text:style-name="T9">Data Storage Locations</text:span></text:p>
      <text:p text:style-name="P24"><text:span text:style-name="T9"/></text:p>
      <text:p text:style-name="P16"><text:span text:style-name="T9">- Storage and Backup Services (Microsoft Azure)<text:line-break/><text:line-break/><text:line-break/><text:line-break/><text:line-break/><text:line-break/><text:line-break/><text:line-break/><text:line-break/><text:line-break/></text:span><text:soft-page-break/><text:span text:style-name="T9"><text:line-break/></text:span><text:span text:style-name="T17">3 potential risk points:<text:line-break/><text:line-break/></text:span><text:span text:style-name="T21">Human Resources to Finance: Transmission of Payroll and Personal Information</text:span><text:span text:style-name="T9"><text:line-break/>- Unsecured transfer</text:span></text:p>
      <text:p text:style-name="P16"><text:span text:style-name="T9">- Email interception</text:span></text:p>
      <text:p text:style-name="P16"><text:span text:style-name="T9">- Accidental sharing with the wrong recipient</text:span></text:p>
      <text:p text:style-name="P21"><text:span text:style-name="T9">*DLP control that could be implemented to mitigate the risk:<text:line-break/>- Securing data in motion: HTTPS</text:span></text:p>
      <text:p text:style-name="P16"><text:span text:style-name="T19">- Tools for implementing data in motion protection: OpenVPN</text:span><text:span text:style-name="T9"><text:line-break/><text:line-break/></text:span><text:span text:style-name="T18">Customer Support to Research and Development: Sharing of Customer Feedback &amp; Issue Logs</text:span></text:p>
      <text:p text:style-name="P16"><text:span text:style-name="T9">- Developers storing customer data in unsecured development environments or public repositories<text:line-break/></text:span><text:span text:style-name="T19">*DLP control that could be implemented to mitigate the risk:<text:line-break/>- Tools for encrypting data at rest: BitLocker</text:span></text:p>
      <text:p text:style-name="P21"><text:span text:style-name="T9">- Tools for implementing access controls for data at rest: Active Directory</text:span></text:p>
      <text:p text:style-name="P16"><text:span text:style-name="T9"><text:line-break/></text:span><text:span text:style-name="T18">Sales and Marketing to External Vendors or Platforms</text:span></text:p>
      <text:p text:style-name="P16"><text:span text:style-name="T9">- Third-party data breaches<text:line-break/></text:span><text:span text:style-name="T19">*DLP control that could be implemented to mitigate the risk:<text:line-break/>- Strategies for securing data in use: Screen Capture Prevention<text:line-break/>- Tools for implementing data in use protection: Symantec DLP</text:span></text:p>
      <text:p text:style-name="P11"><text:span text:style-name="T10"><text:line-break/></text:span><text:span text:style-name="T9">TechCorp's existing security measures:<text:line-break/></text:span></text:p>
      <text:p text:style-name="P11"><text:span text:style-name="T10">Ensuring compliance with industry standards like GDPR to safeguard client and employee data.</text:span></text:p>
      <text:p text:style-name="P16"><text:span text:style-name="T9"><text:line-break/></text:span>Network Security: Comprehensive network security measures are in</text:p>
      <text:p text:style-name="P16">place, including firewalls, encryption protocols, and regular vulnerability</text:p>
      <text:p text:style-name="P16">assessments to ensure data integrity and client confidentiality. The company</text:p>
      <text:p text:style-name="P16">also employs advanced monitoring tools to detect and respond to potential</text:p>
      <text:p text:style-name="P16">threats in real-time, minimizing risks and maintaining the trust of its clients.</text:p>
      <text:p text:style-name="P29"><text:span text:style-name="T20"><text:line-break/></text:span><text:span text:style-name="T7">Analysis Report<text:line-break/><text:line-break/></text:span><text:span text:style-name="T4">TechCorp Inc. </text:span><text:span text:style-name="T14">consists of 5 departments that handles sensitive information like:<text:line-break/>Names, addresses, social security numbers, credit card numbers, bank account details, trade secrets, product designs, customer lists, pricing information and strategic plans.<text:line-break/><text:line-break/>It is crucial to maintain </text:span><text:span text:style-name="T16">Confidentiality</text:span><text:span text:style-name="T14">, </text:span><text:span text:style-name="T16">Integrity</text:span><text:span text:style-name="T14"> and </text:span><text:span text:style-name="T16">Availability</text:span><text:span text:style-name="T14"> to ensure </text:span><text:span text:style-name="T15">trust, operational stability, legal compliance, and business continuity.<text:line-break/><text:line-break/></text:span><text:span text:style-name="T14">The Data Flow should be based on DLP controls as the company handles multilevel sensitive data.</text:span></text:p>
      <text:p text:style-name="P29"><text:span text:style-name="T14"/></text:p>
      <text:p text:style-name="P29"><text:span text:style-name="T14">There are potential risks when handling sensitive data like: email interception and third-party data breaches. Implementing basic DLP controls can mitigate the risks and ensure legal and regulatory compliance, also can reduce potential financial losses.<text:line-break/>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" svg:font-family="Lato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6-07T10:30:18.83</meta:creation-date>
    <meta:generator>OpenOffice/4.1.5$Win32 OpenOffice.org_project/415m1$Build-9789</meta:generator>
    <dc:date>2025-06-08T02:59:11.32</dc:date>
    <meta:editing-duration>PT4H42M12S</meta:editing-duration>
    <meta:editing-cycles>107</meta:editing-cycles>
    <meta:document-statistic meta:table-count="0" meta:image-count="0" meta:object-count="0" meta:page-count="4" meta:paragraph-count="112" meta:word-count="763" meta:character-count="6229"/>
  </office:meta>
</office:document-meta>
</file>